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list-style-name="L1"/>
    <style:style style:name="P4" style:family="paragraph" style:list-style-name="L5"/>
    <style:style style:name="P5" style:family="paragraph" style:list-style-name="L6"/>
    <style:style style:name="P6" style:family="paragraph" style:list-style-name="L7"/>
    <style:style style:name="P7" style:family="paragraph" style:master-page-name="Standard">
      <style:paragraph-properties style:page-number="auto"/>
    </style:style>
    <style:style style:name="P8" style:family="paragraph" style:parent-style-name="Caption">
      <style:paragraph-properties fo:text-align="center" style:justify-single-word="false"/>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601cm" draw:visible-area-height="9.341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Processus</text:p>
      <text:h text:style-name="Heading_20_1" text:outline-level="1">Principe</text:h>
      <text:p text:style-name="Text_20_body">De manière informelle, un processus peut être considéré comme un programme en cours d’exécution. Celle-ci progresse de manière séquentielle.</text:p>
      <text:p text:style-name="Text_20_body">Un processus est aussi caractérisé par :</text:p>
      <text:list xml:id="list805707051" text:style-name="L1">
        <text:list-item>
          <text:p>un compteur ordinal et les registres processeur donnant son activité courante,</text:p>
        </text:list-item>
        <text:list-item>
          <text:p>une pile contenant les valeurs temporaires et</text:p>
        </text:list-item>
        <text:list-item>
          <text:p>un segment de données contenant des variables globales.</text:p>
        </text:list-item>
      </text:list>
      <text:h text:style-name="Heading_20_1" text:outline-level="1">État d’un processus</text:h>
      <text:p text:style-name="Text_20_body">Au cours de son exécution, un processus change d’état. L’état d’un processus est défini par son activité courante. Les différents états d’un processus sont les suivant :</text:p>
      <text:list xml:id="list922541296" text:style-name="L5">
        <text:list-item>
          <text:p>en exécution ; le processus est exécuté par le processeur,</text:p>
        </text:list-item>
        <text:list-item>
          <text:p>prêt ; le processus est en attente d’exécution,</text:p>
        </text:list-item>
        <text:list-item>
          <text:p>suspendu ; le processus est en attente d’une ressource,</text:p>
        </text:list-item>
        <text:list-item>
          <text:p>stoppé ; le processus est suspendu par une intervention extérieure,</text:p>
        </text:list-item>
        <text:list-item>
          <text:p>zombie ; le processus est terminé, mais il est toujours référencé par le système.</text:p>
        </text:list-item>
      </text:list>
      <text:p text:style-name="Text_20_body">Les changements d’état d’un processus :</text:p>
      <text:p text:style-name="Illustration"><draw:frame draw:style-name="fr1" draw:name="Objet1" text:anchor-type="as-char" svg:width="13.6cm" svg:height="9.34cm" draw:z-index="0"><draw:object-ole xlink:href="./Object 1" xlink:type="simple" xlink:show="embed" xlink:actuate="onLoad"/><draw:image xlink:href="./ObjectReplacements/Object 1" xlink:type="simple" xlink:show="embed" xlink:actuate="onLoad"/><svg:desc>Objet OLE</svg:desc></draw:frame></text:p>
      <text:p text:style-name="P8">Graphe d’état d’un processus</text:p>
      <text:p text:style-name="Text_20_body">Attributs d’un processus</text:p>
      <text:p text:style-name="Text_20_body">Durant son exécution, un processus est caractérisé par plusieurs attributs maintenus par le système :</text:p>
      <text:list xml:id="list429855097" text:style-name="L6">
        <text:list-item>
          <text:p>son état,</text:p>
        </text:list-item>
        <text:list-item>
          <text:p>son identificateur (<text:span text:style-name="Source_20_Text">pid</text:span>)</text:p>
        </text:list-item>
        <text:list-item>
          <text:p><text:soft-page-break/>les valeurs des registres et du compteur ordinal,</text:p>
        </text:list-item>
        <text:list-item>
          <text:p>l’identité de l’utilisateur sous le nom duquel il s’exécute,</text:p>
        </text:list-item>
        <text:list-item>
          <text:p>les informations utilisées par le noyau pour l’ordonnancement (priorité…),</text:p>
        </text:list-item>
        <text:list-item>
          <text:p>les informations sur l’espace d’adressage (segment de code, de données, de pile),</text:p>
        </text:list-item>
        <text:list-item>
          <text:p>les informations sur les entrées/sorties effectuées par le processus (descripteurs de fichiers ouverts, répertoire courant…),</text:p>
        </text:list-item>
        <text:list-item>
          <text:p>des informations de comptabilité résumant les ressources utilisées par le processus.</text:p>
        </text:list-item>
      </text:list>
      <text:h text:style-name="Heading_20_1" text:outline-level="1">Identificateurs d’un processus</text:h>
      <text:p text:style-name="Text_20_body">Plusieurs identificateurs d’utilisateurs et de groupes sont associés à un processus :</text:p>
      <text:list xml:id="list1106168965" text:style-name="L7">
        <text:list-item>
          <text:p>l’identificateur d’utilisateur réel ; celui qui exécute le processus,</text:p>
        </text:list-item>
        <text:list-item>
          <text:p>l’identificateur d’utilisateur effectif ; l’utilisateur utilisé pour les contrôles d’accès par bit <text:span text:style-name="Source_20_Text">setuid</text:span>,</text:p>
        </text:list-item>
        <text:list-item>
          <text:p>l’identificateur de groupe réel ; le groupe primaire de celui qui exécute l’application,</text:p>
        </text:list-item>
        <text:list-item>
          <text:p>l’identificateur de groupe effectif ; le groupe utilisé pour les contrôles d’accès par bit <text:span text:style-name="Source_20_Text">setgid</text:span>,</text:p>
        </text:list-item>
        <text:list-item>
          <text:p>une liste d’identificateur de groupe ; tout utilisateur peut appartenir à plusieurs groupe.</text:p>
        </text:list-item>
      </text:list>
      <text:h text:style-name="Heading_20_1" text:outline-level="1">Filiation</text:h>
      <text:p text:style-name="Text_20_body">La création d’un processus est effectuée en dupliquant le processus courant par l’appel système <text:span text:style-name="Source_20_Text">fork</text:span>. Un processus père crée un processus fils identique à lui-même, à l’exception de son <text:span text:style-name="Source_20_Text">pid</text:span>.</text:p>
      <text:p text:style-name="Text_20_body">Il existe un processus initial <text:span text:style-name="Source_20_Text">init</text:span> avec un <text:span text:style-name="Source_20_Text">pid = 1</text:span>, l’ancêtre de tous les processus.</text:p>
      <text:p text:style-name="Text_20_body">Groupe de processus</text:p>
      <text:p text:style-name="Text_20_body">Un groupe de processus est un ensemble contenant un ou plusieurs processus. Tout processus fait partie d’un groupe et ses descendants appartiennent par défaut au même groupe. Un processus peut choisir de créer un nouveau groupe, et ainsi devenir chef (leader) du groupe. Un groupe est identifier par un numéro de groupe égale au numéro du processus leader.</text:p>
      <text:p text:style-name="Text_20_body">Cette notion de groupe permet d’envoyer des signaux à tous les processus membre du groupe. Les interpréteurs de commande (<text:span text:style-name="Source_20_Text">bash</text:span>, <text:span text:style-name="Source_20_Text">csh</text:span>, <text:span text:style-name="Source_20_Text">ksh</text:span>…) utilisent ces groupes pour permettre à l’utilisateur de suspendre l’exécution de processus et de la reprendre, en avant plan ou en arrière plan.</text:p>
      <text:h text:style-name="Heading_20_1" text:outline-level="1">Session</text:h>
      <text:p text:style-name="Text_20_body">Une session est un ensemble contenant un ou plusieurs groupe de processus. À chaque session est associé un terminal de contrôle unique.</text:p>
      <text:p text:style-name="Text_20_body">Une session est identifier par le numéro de son processus leader. Généralement, une nouvelle session est créée par le programme <text:span text:style-name="Source_20_Text">login</text:span>, lorsqu’un utilisateur se connecte.</text:p>
      <text:p text:style-name="Text_20_body">Multi-programmation</text:p>
      <text:p text:style-name="Text_20_body">À tout instant donné il n’y a qu’un seul processus en exécution. Ce processus est appelé le processus courant. Le système maintient une liste de processus prêts qu’il pourrait exécuter et procède périodiquement à un ordonnancement.</text:p>
      <text:p text:style-name="Text_20_body">À chaque processus est attribué un quantum de temps. Le quantum de temps est très court et l’utilisateur à l’illusion que les processus s’exécute en parallèle. C’est ce que l’on appelle du pseudo-parallélis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face style:name="Nimbus Mono L" svg:font-family="'Nimbus Mono L'" style:font-adornments="Normal" style:font-pitch="fixed"/>
    <style:font-face style:name="Nimbus Mono L1" svg:font-family="'Nimbus Mono L'" style:font-family-generic="modern" style:font-pitch="fixed"/>
    <style:font-face style:name="Nimbus Mono L2" svg:font-family="'Nimbus Mono L'" style:font-adornments="Normal" style:font-family-generic="modern" style:font-pitch="fixed"/>
    <style:font-face style:name="Century Schoolbook L" svg:font-family="'Century Schoolbook L'" style:font-adornments="Italique" style:font-pitch="variable"/>
    <style:font-face style:name="Lucidasans" svg:font-family="Lucidasans" style:font-pitch="variable"/>
    <style:font-face style:name="Nimbus Sans L2"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Regular Ital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2"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101cm" fo:text-indent="0cm" style:auto-text-indent="false" style:shadow="none" text:number-lines="true" text:line-number="0"/>
      <style:text-properties fo:font-size="11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left="0cm" fo:margin-right="0.199cm" fo:margin-top="0.199cm" fo:margin-bottom="0.4cm" fo:text-align="center" style:justify-single-word="false" fo:text-indent="0cm" style:auto-text-indent="false" fo:break-before="auto" fo:break-after="auto" fo:background-color="transparent" style:shadow="none" fo:keep-with-next="always">
        <style:tab-stops/>
        <style:background-image/>
      </style:paragraph-properties>
      <style:text-properties style:font-name="Nimbus Sans L" fo:font-size="14pt" fo:font-weight="bold" style:font-name-asian="Nimbus Sans L2"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101cm" fo:margin-bottom="0.199cm" fo:text-align="start" style:justify-single-word="false" fo:text-indent="0cm" style:auto-text-indent="false"/>
      <style:text-properties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0.101cm" fo:margin-bottom="0.199cm" fo:text-align="start" style:justify-single-word="false" fo:text-indent="0cm" style:auto-text-indent="false"/>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cm" fo:margin-bottom="0.101cm" fo:text-align="start" style:justify-single-word="false" fo:text-indent="0cm" style:auto-text-indent="false"/>
      <style:text-properties fo:font-size="11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499cm" fo:margin-right="0.101cm" fo:margin-top="0cm" fo:margin-bottom="0.101cm" fo:text-align="start" style:justify-single-word="false" fo:text-indent="0cm" style:auto-text-indent="false"/>
      <style:text-properties fo:font-size="11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666666"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fo:background-color="transparent" style:shadow="none">
        <style:tab-stops/>
        <style:background-image/>
      </style:paragraph-properties>
      <style:text-properties style:font-name="Nimbus Mono L1" fo:font-size="10pt" style:font-name-asian="Nimbus Mono L1" style:font-size-asian="10pt" style:font-name-complex="Nimbus Mono L1" style:font-size-complex="10pt"/>
    </style:style>
    <style:style style:name="Programmation" style:family="paragraph" style:parent-style-name="Standard" style:auto-update="true" style:list-style-name="Numbering_20_1" style:master-page-name="">
      <style:paragraph-properties style:page-number="auto" fo:background-color="#e6e6ff" fo:padding="0.049cm" fo:border="0.002cm solid #999999" style:shadow="#e6e6e6 0.18cm 0.18cm" text:number-lines="true" text:line-number="1">
        <style:tab-stops/>
        <style:background-image/>
      </style:paragraph-properties>
      <style:text-properties fo:color="#000000" style:font-name="Nimbus Mono L" fo:font-size="9pt" fo:language="zxx" fo:country="none"/>
    </style:style>
    <style:style style:name="Question" style:family="paragraph" style:parent-style-name="Text_20_body" style:next-style-name="Text_20_body" style:auto-update="true">
      <style:paragraph-properties fo:padding="0cm" fo:border-left="none" fo:border-right="none" fo:border-top="none" fo:border-bottom="0.002cm solid #000000"/>
      <style:text-properties fo:font-style="italic" fo:font-weight="bold"/>
    </style:style>
    <style:style style:name="Mathématique" style:family="paragraph" style:parent-style-name="Text_20_body">
      <style:paragraph-properties fo:margin-left="1cm" fo:margin-right="0cm" fo:text-indent="0cm" style:auto-text-indent="false"/>
      <style:text-properties style:font-name="Century Schoolbook L" fo:font-size="10pt" fo:font-style="italic"/>
    </style:style>
    <style:style style:name="Texte_20_programmation" style:display-name="Texte programmation" style:family="paragraph" style:parent-style-name="Preformatted_20_Text">
      <style:paragraph-properties fo:margin-left="0.499cm" fo:margin-right="0cm" fo:margin-top="0cm" fo:margin-bottom="0cm" fo:text-indent="0cm" style:auto-text-indent="false" fo:padding="0.049cm" fo:border="0.002cm solid #c0c0c0" style:shadow="#c0c0c0 0.049cm 0.049cm">
        <style:tab-stops/>
      </style:paragraph-properties>
      <style:text-properties fo:language="fr" fo:country="FR"/>
    </style:style>
    <style:style style:name="Programmation_20_Titre" style:display-name="Programmation Titre" style:family="paragraph" style:parent-style-name="Programmation" style:list-style-name="">
      <style:paragraph-properties fo:text-align="center" style:justify-single-word="false" fo:padding="0.049cm" fo:border="0.002cm solid #c0c0c0" style:join-border="false"/>
      <style:text-properties style:font-name="Nimbus Sans L1" fo:font-size="10pt" fo:font-style="italic"/>
    </style:style>
    <style:style style:name="Console" style:family="paragraph" style:parent-style-name="Text_20_body">
      <style:paragraph-properties fo:margin-left="1.799cm" fo:margin-right="0cm" fo:text-indent="0cm" style:auto-text-indent="false" fo:background-color="#ffff99" fo:padding="0.049cm" fo:border="0.002cm solid #999999" style:shadow="#e6e6e6 0.18cm 0.18cm">
        <style:background-image/>
      </style:paragraph-properties>
      <style:text-properties fo:color="#000000" style:font-name="Nimbus Mono L2" fo:font-size="10pt" fo:language="zxx" fo:country="none"/>
    </style:style>
    <style:style style:name="Footnote_20_Symbol" style:display-name="Footnote Symbol" style:family="text"/>
    <style:style style:name="Numbering_20_Symbols" style:display-name="Numbering Symbols" style:family="text">
      <style:text-properties fo:color="#000000" style:font-name="Nimbus Mono L2" fo:font-size="9pt" fo:font-style="normal" fo:background-color="#e6e6ff"/>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fo:color="#000080" style:font-name="Nimbus Mono L1" fo:font-size="11pt" fo:language="zxx" fo:country="none" fo:background-color="transparent" style:font-name-asian="Nimbus Mono L1" style:font-name-complex="Nimbus Mono L1"/>
    </style:style>
    <style:style style:name="Variable" style:family="text">
      <style:text-properties fo:font-style="italic" style:font-style-asian="italic" style:font-style-complex="italic"/>
    </style:style>
    <style:style style:name="Nom_20_propre" style:display-name="Nom propre" style:family="text">
      <style:text-properties fo:language="zxx" fo:country="none" fo:font-style="italic" fo:background-color="transparent"/>
    </style:style>
    <style:style style:name="Machine_20_à_20_écrire" style:display-name="Machine à écrire" style:family="text">
      <style:text-properties fo:color="#008080" style:font-name="Courier New" fo:font-size="10pt" fo:language="zxx" fo:country="none" style:font-size-asian="10pt" style:language-asian="zxx" style:country-asian="none"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format="1">
        <style:list-level-properties text:space-before="0.001cm" text:min-label-width="0.9cm" text:min-label-distance="0.199cm" fo:text-align="end"/>
      </text:list-level-style-number>
      <text:list-level-style-number text:level="2" text:style-name="Numbering_20_Symbols" style:num-prefix=" " style:num-format="1">
        <style:list-level-properties text:space-before="0.502cm" text:min-label-width="0.9cm" text:min-label-distance="0.199cm" fo:text-align="end"/>
      </text:list-level-style-number>
      <text:list-level-style-number text:level="3" text:style-name="Numbering_20_Symbols" style:num-prefix=" " style:num-format="1">
        <style:list-level-properties text:space-before="1.001cm" text:min-label-width="0.9cm" text:min-label-distance="0.199cm" fo:text-align="end"/>
      </text:list-level-style-number>
      <text:list-level-style-number text:level="4" text:style-name="Numbering_20_Symbols" style:num-prefix=" " style:num-format="1">
        <style:list-level-properties text:space-before="1.502cm" text:min-label-width="0.9cm" text:min-label-distance="0.199cm" fo:text-align="end"/>
      </text:list-level-style-number>
      <text:list-level-style-number text:level="5" text:style-name="Numbering_20_Symbols" style:num-prefix=" " style:num-format="1">
        <style:list-level-properties text:space-before="2.002cm" text:min-label-width="0.9cm" text:min-label-distance="0.199cm" fo:text-align="end"/>
      </text:list-level-style-number>
      <text:list-level-style-number text:level="6" text:style-name="Numbering_20_Symbols" style:num-prefix=" " style:num-format="1">
        <style:list-level-properties text:space-before="2.503cm" text:min-label-width="0.9cm" text:min-label-distance="0.199cm" fo:text-align="end"/>
      </text:list-level-style-number>
      <text:list-level-style-number text:level="7" text:style-name="Numbering_20_Symbols" style:num-prefix=" " style:num-format="1">
        <style:list-level-properties text:space-before="3.002cm" text:min-label-width="0.9cm" text:min-label-distance="0.199cm" fo:text-align="end"/>
      </text:list-level-style-number>
      <text:list-level-style-number text:level="8" text:style-name="Numbering_20_Symbols" style:num-prefix=" " style:num-format="1">
        <style:list-level-properties text:space-before="3.503cm" text:min-label-width="0.9cm" text:min-label-distance="0.199cm" fo:text-align="end"/>
      </text:list-level-style-number>
      <text:list-level-style-number text:level="9" text:style-name="Numbering_20_Symbols" style:num-prefix=" " style:num-format="1">
        <style:list-level-properties text:space-before="4.002cm" text:min-label-width="0.9cm" text:min-label-distance="0.199cm" fo:text-align="end"/>
      </text:list-level-style-number>
      <text:list-level-style-number text:level="10" text:style-name="Numbering_20_Symbols" style:num-prefix=" " style:num-format="1">
        <style:list-level-properties text:space-before="4.503cm" text:min-label-width="0.9cm" text:min-label-distance="0.199cm" fo:text-align="end"/>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Bullet_20_Symbols" style:num-format="1">
        <style:list-level-properties text:min-label-width="0.4cm"/>
      </text:list-level-style-number>
      <text:list-level-style-bullet text:level="2" text:style-name="Bullet_20_Symbols" text:bullet-char="•">
        <style:list-level-properties text:space-before="0.401cm" text:min-label-width="0.4cm"/>
        <style:text-properties fo:font-family="'DejaVu Sans'" style:font-family-generic="swiss" style:font-pitch="variable"/>
      </text:list-level-style-bullet>
      <text:list-level-style-bullet text:level="3" text:style-name="Bullet_20_Symbols" text:bullet-char="•">
        <style:list-level-properties text:space-before="0.799cm" text:min-label-width="0.4cm"/>
        <style:text-properties fo:font-family="'DejaVu Sans'" style:font-family-generic="swiss" style:font-pitch="variable"/>
      </text:list-level-style-bullet>
      <text:list-level-style-bullet text:level="4" text:style-name="Bullet_20_Symbols" text:bullet-char="•">
        <style:list-level-properties text:space-before="1.2cm" text:min-label-width="0.4cm"/>
        <style:text-properties fo:font-family="'DejaVu Sans'" style:font-family-generic="swiss" style:font-pitch="variable"/>
      </text:list-level-style-bullet>
      <text:list-level-style-bullet text:level="5" text:style-name="Bullet_20_Symbols" text:bullet-char="•">
        <style:list-level-properties text:space-before="1.6cm" text:min-label-width="0.4cm"/>
        <style:text-properties fo:font-family="'DejaVu Sans'"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family-generic="swiss" style:font-pitch="variable"/>
      </text:list-level-style-bullet>
      <text:list-level-style-bullet text:level="8" text:style-name="Bullet_20_Symbols" text:bullet-char="•">
        <style:list-level-properties text:space-before="2.8cm" text:min-label-width="0.4cm"/>
        <style:text-properties fo:font-family="'DejaVu Sans'" style:font-family-generic="swiss" style:font-pitch="variable"/>
      </text:list-level-style-bullet>
      <text:list-level-style-bullet text:level="9" text:style-name="Bullet_20_Symbols" text:bullet-char="•">
        <style:list-level-properties text:space-before="3.2cm" text:min-label-width="0.4cm"/>
        <style:text-properties fo:font-family="'DejaVu Sans'"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family-generic="swiss" style:font-pitch="variable"/>
      </text:list-level-style-bullet>
    </text:list-style>
    <text:list-style style:name="List_20_2" style:display-name="List 2">
      <text:list-level-style-number text:level="1" text:style-name="Numbering_20_Symbols" style:num-format="1">
        <style:list-level-properties text:min-label-width="0.3cm"/>
      </text:list-level-style-number>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4" style:display-name="List 4">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Question">
      <text:list-level-style-number text:level="1" text:style-name="Numbering_20_Symbols" style:num-prefix="Question " style:num-suffix="." style:num-format="1">
        <style:list-level-properties text:space-before="-0.011cm" text:min-label-distance="0.101cm"/>
      </text:list-level-style-number>
      <text:list-level-style-number text:level="2" text:style-name="Numbering_20_Symbols" style:num-prefix="Question " style:num-suffix="." style:num-format="1">
        <style:list-level-properties text:space-before="1.27cm" text:min-label-distance="0.101cm"/>
      </text:list-level-style-number>
      <text:list-level-style-number text:level="3" text:style-name="Numbering_20_Symbols" style:num-prefix="Question " style:num-suffix="." style:num-format="1">
        <style:list-level-properties text:space-before="1.905cm" text:min-label-distance="0.101cm"/>
      </text:list-level-style-number>
      <text:list-level-style-number text:level="4" text:style-name="Numbering_20_Symbols" style:num-prefix="Question " style:num-suffix="." style:num-format="1">
        <style:list-level-properties text:space-before="2.54cm" text:min-label-distance="0.101cm"/>
      </text:list-level-style-number>
      <text:list-level-style-number text:level="5" text:style-name="Numbering_20_Symbols" style:num-prefix="Question " style:num-suffix="." style:num-format="1">
        <style:list-level-properties text:space-before="3.175cm" text:min-label-distance="0.101cm"/>
      </text:list-level-style-number>
      <text:list-level-style-number text:level="6" text:style-name="Numbering_20_Symbols" style:num-prefix="Question " style:num-suffix="." style:num-format="1">
        <style:list-level-properties text:space-before="3.81cm" text:min-label-distance="0.101cm"/>
      </text:list-level-style-number>
      <text:list-level-style-number text:level="7" text:style-name="Numbering_20_Symbols" style:num-prefix="Question " style:num-suffix="." style:num-format="1">
        <style:list-level-properties text:space-before="4.445cm" text:min-label-distance="0.101cm"/>
      </text:list-level-style-number>
      <text:list-level-style-number text:level="8" text:style-name="Numbering_20_Symbols" style:num-prefix="Question " style:num-suffix="." style:num-format="1">
        <style:list-level-properties text:space-before="5.08cm" text:min-label-distance="0.101cm"/>
      </text:list-level-style-number>
      <text:list-level-style-number text:level="9" text:style-name="Numbering_20_Symbols" style:num-prefix="Question " style:num-suffix="." style:num-format="1">
        <style:list-level-properties text:space-before="5.715cm" text:min-label-distance="0.101cm"/>
      </text:list-level-style-number>
      <text:list-level-style-number text:level="10" text:style-name="Numbering_20_Symbols" style:num-prefix="Question " style:num-suffix="." style:num-format="1">
        <style:list-level-properties text:space-before="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Bullet_20_Symbols"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text:title/></text:p>
      </style:header-left>
      <style:footer>
        <text:p text:style-name="MP2"><text:page-number text:select-page="current">2</text:page-number>/<text:page-count>2</text:page-count></text:p>
      </style:footer>
    </style:master-page>
    <style:master-page style:name="First_20_Page" style:display-name="First Page" style:page-layout-name="Mpm2" style:next-style-name="Standard">
      <style:header>
        <text:p text:style-name="Header"><text:file-name text:display="name-and-extension"/> </text:p>
      </style:header>
      <style:header-left>
        <text:p text:style-name="Header"/>
      </style:header-left>
      <style:footer>
        <text:p text:style-name="MP2"><text:page-number text:select-page="current">2</text:page-number>/<text:page-count>2</text:page-count></text:p>
      </style:footer>
    </style:master-page>
    <style:master-page style:name="Left_20_Page" style:display-name="Left Page"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12-03-22T22:56:05</meta:creation-date>
    <dc:language>fr-FR</dc:language>
    <meta:editing-cycles>2</meta:editing-cycles>
    <meta:editing-duration>PT4M22S</meta:editing-duration>
    <meta:initial-creator>Erwann </meta:initial-creator>
    <meta:document-statistic meta:table-count="0" meta:image-count="0" meta:object-count="1" meta:page-count="2" meta:paragraph-count="50" meta:word-count="609" meta:character-count="3889"/>
    <dc:date>2012-03-22T23:00:26</dc:date>
    <dc:creator>Erwann </dc:creator>
    <meta:user-defined meta:name="Info 1"/>
    <meta:user-defined meta:name="Info 2"/>
    <meta:user-defined meta:name="Info 3"/>
    <meta:user-defined meta:name="Info 4"/>
  </office:meta>
</office:document-meta>
</file>